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f0f6fc" loext:opacity="100%" style:font-name="apple-system" fo:font-size="12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5" style:family="paragraph" style:parent-style-name="Text_20_body" style:list-style-name="L2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0f6fc" loext:opacity="100%" style:font-name="apple-system" fo:font-size="12pt" fo:letter-spacing="normal" fo:font-style="normal" fo:font-weight="normal"/>
    </style:style>
    <style:style style:name="P7" style:family="paragraph" style:parent-style-name="Heading_20_3">
      <style:paragraph-properties fo:margin-left="0cm" fo:margin-right="0cm" fo:line-height="125%" fo:orphans="2" fo:widows="2" fo:text-indent="0cm" style:auto-text-indent="false"/>
      <style:text-properties fo:font-variant="normal" fo:text-transform="none" fo:color="#f0f6fc" loext:opacity="100%" style:font-name="apple-system" fo:font-size="12pt" fo:letter-spacing="normal" fo:font-style="normal" fo:font-weight="normal"/>
    </style:style>
    <style:style style:name="P8" style:family="paragraph" style:parent-style-name="Heading_20_3">
      <style:text-properties fo:font-variant="normal" fo:text-transform="none" fo:color="#f0f6fc" loext:opacity="100%" style:font-name="apple-system" fo:letter-spacing="normal" fo:font-style="normal" fo:font-weight="normal"/>
    </style:style>
    <style:style style:name="P9" style:family="paragraph" style:parent-style-name="Text_20_body" style:list-style-name="L3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0f6fc" loext:opacity="100%" style:font-name="apple-system" fo:font-size="12pt" fo:letter-spacing="normal" fo:font-style="normal" fo:font-weight="normal"/>
    </style:style>
    <style:style style:name="T1" style:family="text">
      <style:text-properties fo:font-variant="normal" fo:text-transform="none" fo:color="#f0f6fc" loext:opacity="100%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f0f6fc" loext:opacity="100%" fo:font-family="'var fontStack-monospace', ui-monospace, SFMono-Regular, 'SF Mono', Menlo, Consolas, 'Liberation Mono', monospace" fo:font-size="9.75pt" fo:letter-spacing="normal" fo:font-style="normal" fo:font-weight="normal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evelop a Python application with a GUI that collects data about a specific location and provides weather forecasts, we can use the following technologies:</text:p>
      <text:list text:style-name="L1">
        <text:list-item>
          <text:p text:style-name="P2"><text:span text:style-name="Strong_20_Emphasis"><text:span text:style-name="T1">GUI Framework</text:span></text:span><text:span text:style-name="T1">: </text:span><text:span text:style-name="Source_20_Text"><text:span text:style-name="T2">Tkinter</text:span></text:span><text:span text:style-name="T1"> (built-in Python GUI library) or </text:span><text:span text:style-name="Source_20_Text"><text:span text:style-name="T2">PyQt</text:span></text:span><text:span text:style-name="T1"> for a more advanced GUI.</text:span></text:p>
        </text:list-item>
        <text:list-item>
          <text:p text:style-name="P3"><text:span text:style-name="Strong_20_Emphasis"><text:span text:style-name="T1">Weather API</text:span></text:span><text:span text:style-name="T1">: Use a third-party weather API like OpenWeatherMap or WeatherAPI to fetch real-time forecast data.</text:span></text:p>
        </text:list-item>
        <text:list-item>
          <text:p text:style-name="P2"><text:span text:style-name="Strong_20_Emphasis"><text:span text:style-name="T1">HTTP Requests</text:span></text:span><text:span text:style-name="T1">: Use the </text:span><text:span text:style-name="Source_20_Text"><text:span text:style-name="T2">requests</text:span></text:span><text:span text:style-name="T1"> library to interact with the weather API.</text:span></text:p>
        </text:list-item>
        <text:list-item>
          <text:p text:style-name="P3"><text:span text:style-name="Strong_20_Emphasis"><text:span text:style-name="T1">Data Parsing</text:span></text:span><text:span text:style-name="T1">: Parse the API response (usually in JSON format) to display user-friendly information.</text:span></text:p>
        </text:list-item>
      </text:list>
      <text:p text:style-name="P4"><text:span text:style-name="T1">I'll create an example app using </text:span><text:span text:style-name="Source_20_Text"><text:span text:style-name="T2">Tkinter</text:span></text:span><text:span text:style-name="T1"> and the OpenWeatherMap API. Below is the implementation plan:</text:span></text:p>
      <text:list text:style-name="L2">
        <text:list-item>
          <text:p text:style-name="P5"><text:span text:style-name="Strong_20_Emphasis"><text:span text:style-name="T1">Create a GUI</text:span></text:span><text:span text:style-name="T1">:</text:span></text:p>
          <text:list>
            <text:list-item>
              <text:p text:style-name="P6">Input field for the user to specify the location (city name).</text:p>
            </text:list-item>
            <text:list-item>
              <text:p text:style-name="P6">A "Get Forecast" button to fetch weather data.</text:p>
            </text:list-item>
            <text:list-item>
              <text:p text:style-name="P6">Text or label widgets to display the forecast.</text:p>
            </text:list-item>
          </text:list>
        </text:list-item>
        <text:list-item>
          <text:p text:style-name="P5"><text:span text:style-name="Strong_20_Emphasis"><text:span text:style-name="T1">Fetch Weather Data</text:span></text:span><text:span text:style-name="T1">:</text:span></text:p>
          <text:list>
            <text:list-item>
              <text:p text:style-name="P6">Use the OpenWeatherMap API to fetch current weather and forecasts.</text:p>
            </text:list-item>
            <text:list-item>
              <text:p text:style-name="P6">Parse the weather data to extract temperature, humidity, weather conditions, etc.</text:p>
            </text:list-item>
          </text:list>
        </text:list-item>
        <text:list-item>
          <text:p text:style-name="P5"><text:span text:style-name="Strong_20_Emphasis"><text:span text:style-name="T1">Error Handling</text:span></text:span><text:span text:style-name="T1">:</text:span></text:p>
          <text:list>
            <text:list-item>
              <text:p text:style-name="P6">Handle errors like invalid city names or API rate limits.</text:p>
            </text:list-item>
          </text:list>
        </text:list-item>
        <text:list-item>
          <text:p text:style-name="P5"><text:span text:style-name="Strong_20_Emphasis"><text:span text:style-name="T1">Display Data</text:span></text:span><text:span text:style-name="T1">:</text:span></text:p>
          <text:list>
            <text:list-item>
              <text:p text:style-name="P6">Show the weather information in the GUI.</text:p>
            </text:list-item>
          </text:list>
        </text:list-item>
      </text:list>
      <text:p text:style-name="P1">Here's the code implementation:To develop a Python app with a GUI for collecting data about a specific location and producing weather forecasts, here is a roadmap based on available resources:</text:p>
      <text:h text:style-name="P7" text:outline-level="3"><text:span text:style-name="T1"/></text:h>
      <text:p text:style-name="Standard"/>
      <text:p text:style-name="Standard"/>
      <text:h text:style-name="P8" text:outline-level="3">Key Features of the Expanded App:</text:h>
      <text:list text:style-name="L3">
        <text:list-item>
          <text:p text:style-name="P9"><text:span text:style-name="Strong_20_Emphasis"><text:span text:style-name="T1">Main Weather Details</text:span></text:span><text:span text:style-name="T1">:</text:span></text:p>
          <text:list>
            <text:list-item>
              <text:p text:style-name="P10">Displays current temperature, humidity, description, wind speed, sunrise, and sunset times.</text:p>
            </text:list-item>
          </text:list>
        </text:list-item>
        <text:list-item>
          <text:p text:style-name="P9"><text:span text:style-name="Strong_20_Emphasis"><text:span text:style-name="T1">5-Day Forecast</text:span></text:span><text:span text:style-name="T1">:</text:span></text:p>
          <text:list>
            <text:list-item>
              <text:p text:style-name="P10"><text:soft-page-break/>Fetches and displays a 5-day forecast with temperature and weather conditions.</text:p>
            </text:list-item>
          </text:list>
        </text:list-item>
        <text:list-item>
          <text:p text:style-name="P9"><text:span text:style-name="Strong_20_Emphasis"><text:span text:style-name="T1">Temperature Trend Visualization</text:span></text:span><text:span text:style-name="T1">:</text:span></text:p>
          <text:list>
            <text:list-item>
              <text:p text:style-name="P10">Uses matplotlib to plot the temperature trends for the 5-day forecast.</text:p>
            </text:list-item>
          </text:list>
        </text:list-item>
      </text:list>
      <text:p text:style-name="P4"><text:span text:style-name="T1">Replace </text:span><text:span text:style-name="Source_20_Text"><text:span text:style-name="T2">"your_openweathermap_api_key"</text:span></text:span><text:span text:style-name="T1"> with your actual API key. This app can be further enhanced with additional features like geolocation, favorite locations, and customizable themes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9T03:53:53.748324400</meta:creation-date>
    <dc:date>2025-04-09T09:44:54.545042000</dc:date>
    <meta:editing-duration>PT5H40M48S</meta:editing-duration>
    <meta:editing-cycles>1</meta:editing-cycles>
    <meta:document-statistic meta:table-count="0" meta:image-count="0" meta:object-count="0" meta:page-count="2" meta:paragraph-count="26" meta:word-count="293" meta:character-count="1832" meta:non-whitespace-character-count="1586"/>
    <meta:generator>LibreOffice/25.2.0.3$Windows_X86_64 LibreOffice_project/e1cf4a87eb02d755bce1a01209907ea5ddc8f069</meta:generator>
  </office:meta>
</office:document-meta>
</file>